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icPermission.writeObject( java . io . ObjectOut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pic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Permission.init( String name , int mas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picPermission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PermissionCollection.add( Permission permi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opicPermission.implies( Permission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picPermission.TopicPermission( String name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picPermissionCollection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picPermissionCollection.implies( Permission permi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opicPermissionCollection.Topic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picPermission.readObject( java . io . ObjectInpu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picPermission.TopicPermission( String name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Permission.getA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pic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Permi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picPermission.getMask( String actions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20">
            <text:p text:style-name="Table_20_Contents">120</text:p>
          </table:table-cell>
          <table:table-cell office:value-type="float" office:value="68">
            <text:p text:style-name="Table_20_Contents">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